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0.804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4.935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2" table:default-cell-style-name="Default"/>
        <table:table-column table:style-name="co7" table:number-columns-repeated="16373" table:default-cell-style-name="Default"/>
        <table:table-row table:style-name="ro1">
          <table:table-cell table:style-name="ce1" office:value-type="string" calcext:value-type="string">
            <text:p>Monster Name</text:p>
          </table:table-cell>
          <table:table-cell table:style-name="ce1" office:value-type="string" calcext:value-type="string">
            <text:p>HD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to hit</text:p>
          </table:table-cell>
          <table:table-cell table:style-name="ce1" office:value-type="string" calcext:value-type="string">
            <text:p>damage (avg ovr 3 rounds)</text:p>
          </table:table-cell>
          <table:table-cell table:style-name="ce1" office:value-type="string" calcext:value-type="string">
            <text:p>source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HD</text:p>
          </table:table-cell>
          <table:table-cell table:style-name="ce1" office:value-type="string" calcext:value-type="string">
            <text:p>AC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Acolyt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pe whit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it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Ba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Vamp Ba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ave Bear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izzly Bear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Oil Beetl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Tiger Bettl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ack Pudding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ink Dog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rigan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uccaneer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ugbea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aecilia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ountain Lion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abre-Toothed Tig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ave Locust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entaur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Crab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Crocodile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arge Crocodile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ormal Crocodil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yclops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vish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jinni Lesser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ack Dragon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(25+0.5*20+1.5*18)/3" office:value-type="float" office:value="20.6666666666667" calcext:value-type="float">
            <text:p>20.6666666666667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ue Dragon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35+0.5*30+1.5*25.5)/3" office:value-type="float" office:value="29.4166666666667" calcext:value-type="float">
            <text:p>29.4166666666667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old Dragon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(42+0.5*35+1.5*(10+6*3.5))/3" office:value-type="float" office:value="35.3333333333333" calcext:value-type="float">
            <text:p>35.3333333333333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een Dragon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(33+0.5*26+1.5*(7+3*4.5))/3" office:value-type="float" office:value="25.5833333333333" calcext:value-type="float">
            <text:p>25.5833333333333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ed Drago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(42+0.5*33+1.5*(9+4*4.5))/3" office:value-type="float" office:value="33" calcext:value-type="float">
            <text:p>33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hite Dragon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(25+0.5*20+1.5*(5+9))/3" office:value-type="float" office:value="18.6666666666667" calcext:value-type="float">
            <text:p>18.6666666666667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river Ant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warf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freeti Less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6*4.5" office:value-type="float" office:value="27" calcext:value-type="float">
            <text:p>27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esser Elemental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termediate Elemental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eater Elemental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3*4.5" office:value-type="float" office:value="13.5" calcext:value-type="float">
            <text:p>1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erret, Gian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Bas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Catfish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Piranh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Rockfish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Sturgeon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elatinous Cub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hou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loud Gian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6*3.5" office:value-type="float" office:value="21" calcext:value-type="float">
            <text:p>21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5*3.5" office:value-type="float" office:value="17.5" calcext:value-type="float">
            <text:p>17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3*3.5" office:value-type="float" office:value="10.5" calcext:value-type="float">
            <text:p>10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orm Ggian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(50+8*3.5)/2" office:value-type="float" office:value="39" calcext:value-type="float">
            <text:p>39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mber Golem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one Golem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4*3.5*2" office:value-type="float" office:value="28" calcext:value-type="float">
            <text:p>28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ronze Golem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ood Gole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ey Ooz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Hawk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ormal Hawk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ellhound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(5*3.5+2*3.5)/3" office:value-type="float" office:value="8.16666666666667" calcext:value-type="float">
            <text:p>8.16666666666667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arge Herd Anima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edium Herd Animal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mall Herd Anima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iding Hors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ar Hors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ld Hors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ydra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8*5.5" office:value-type="float" office:value="44" calcext:value-type="float">
            <text:p>44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visible Stalk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Killer Bee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Kobold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rystal Living Statu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ron Living Statu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ock Living Statu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raco Giant Lizar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ecko Giant Lizard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rned Chameleon Giant Lizard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uatara Giant Lizard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zard Man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vil Swine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6*3.5" office:value-type="float" office:value="21" calcext:value-type="float">
            <text:p>21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astodo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erchan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erma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inotaur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ul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aveman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ixi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obl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omad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ormal Human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chre Jelly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ctupus, Gian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wl Bear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irat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teranodo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terodacty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urple Worm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Rat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hagodess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hinocero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oolly Rhinoceros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obber Fly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Roc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14*3.5" office:value-type="float" office:value="49" calcext:value-type="float">
            <text:p>49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arge Roc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mall Roc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ock Baboon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lame Salamander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rost Salamand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6*3.5+3.5" office:value-type="float" office:value="24.5" calcext:value-type="float">
            <text:p>24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Scorpion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ea Serpent Lesser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adow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ull Shark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eat White Shark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ako Shark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Shrew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keleto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Rattler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it Viper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ock Pytho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ea Snak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pitting Cobr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pectr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3*4.5" office:value-type="float" office:value="13.5" calcext:value-type="float">
            <text:p>1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Black Widow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Crab Spid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Tarantell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Squid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8*2.5+2*2.5+5.5" office:value-type="float" office:value="30.5" calcext:value-type="float">
            <text:p>30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egosaurus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hou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itanother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3*4.5" office:value-type="float" office:value="13.5" calcext:value-type="float">
            <text:p>1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Toad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rader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rogolodyt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yrannosaurus Rex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6*3.5" office:value-type="float" office:value="21" calcext:value-type="float">
            <text:p>21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3*4.5" office:value-type="float" office:value="13.5" calcext:value-type="float">
            <text:p>1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Vampire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3*4.5" office:value-type="float" office:value="13.5" calcext:value-type="float">
            <text:p>1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arp Best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reshwater Termit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altwater Termite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wamp Termi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iant Wease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Killer Whale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arwah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7+4.5" office:value-type="float" office:value="11.5" calcext:value-type="float">
            <text:p>11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table:number-columns-repeated="2"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perm Wha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3*10.5" office:value-type="float" office:value="31.5" calcext:value-type="float">
            <text:p>31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gh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ormal Wolf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rai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3.5+2*4.5" office:value-type="float" office:value="12.5" calcext:value-type="float">
            <text:p>12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9+3.5" office:value-type="float" office:value="12.5" calcext:value-type="float">
            <text:p>12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Yellow Moul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6373"/>
        </table:table-row>
      </table:table>
      <table:table table:name="Sheet2" table:style-name="ta1">
        <table:shapes>
          <draw:frame draw:z-index="0" draw:style-name="gr1" draw:text-style-name="P1" svg:width="24.548cm" svg:height="14.526cm" svg:x="1.092cm" svg:y="0.12cm">
            <draw:object draw:notify-on-update-of-ranges="Sheet1.A1:Sheet1.A1 Sheet1.A2:Sheet1.A194 Sheet1.E1:Sheet1.E1 Sheet1.E2:Sheet1.E194 Sheet1.B2:Sheet1.B19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 style:data-style-name="N2" text:time-value="20:03:54.1626974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20:53:22.735889478</meta:creation-date>
    <meta:generator>LibreOffice/24.2.5.2$Linux_X86_64 LibreOffice_project/420$Build-2</meta:generator>
    <dc:date>2024-09-16T20:03:58.982644181</dc:date>
    <meta:editing-duration>PT58M35S</meta:editing-duration>
    <meta:editing-cycles>14</meta:editing-cycles>
    <meta:document-statistic meta:table-count="2" meta:cell-count="154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549cm" svg:height="14.527cm" xlink:href=".." xlink:type="simple" chart:class="chart:scatter" chart:style-name="ch1">
        <chart:legend chart:legend-position="end" svg:x="22.475cm" svg:y="4.662cm" style:legend-expansion="custom" svg:width="2.073cm" svg:height="3.662cm" style:legend-expansion-aspect-ratio="0.56608410704533" chart:style-name="ch2"/>
        <chart:plot-area chart:style-name="ch3" table:cell-range-address="Sheet1.A1:Sheet1.A194 Sheet1.B2:Sheet1.B194 Sheet1.E1:Sheet1.E194" chart:data-source-has-labels="both" svg:x="1.376cm" svg:y="0.628cm" svg:width="21.099cm" svg:height="13.421cm">
          <chart:coordinate-region svg:x="1.997cm" svg:y="0.827cm" svg:width="20.291cm" svg:height="12.575cm"/>
          <chart:axis chart:dimension="x" chart:name="primary-x" chart:style-name="ch4" chartooo:axis-type="auto">
            <chart:categories table:cell-range-address="Sheet1.A2:Sheet1.A1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94" chart:label-cell-address="Sheet1.E1:Sheet1.E1" chart:class="chart:scatter">
            <chart:domain table:cell-range-address="Sheet1.B2:Sheet1.B194"/>
            <chart:data-point chart:repeated="19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amage (avg ovr 3 rounds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olyte</text:p>
                <draw:g>
                  <svg:desc>Sheet1.A2:Sheet1.A194</svg:desc>
                </draw:g>
              </table:table-cell>
              <table:table-cell office:value-type="float" office:value="1">
                <text:p>1</text:p>
                <draw:g>
                  <svg:desc>Sheet1.B2:Sheet1.B194</svg:desc>
                </draw:g>
              </table:table-cell>
              <table:table-cell office:value-type="float" office:value="3.5">
                <text:p>3.5</text:p>
                <draw:g>
                  <svg:desc>Sheet1.E2:Sheet1.E194</svg:desc>
                </draw:g>
              </table:table-cell>
            </table:table-row>
            <table:table-row>
              <table:table-cell office:value-type="string">
                <text:p>Ape white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andit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Basilisk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Giant Bat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Giant Vamp Bat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Black Bear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Cave Bear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Grizzly Bear</text:p>
              </table:table-cell>
              <table:table-cell office:value-type="float" office:value="5">
                <text:p>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Polar Bear</text:p>
              </table:table-cell>
              <table:table-cell office:value-type="float" office:value="6">
                <text:p>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Giant Fire Beetle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iant Oil Beetle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Giant Tiger Bettle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erserker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Black Pudding</text:p>
              </table:table-cell>
              <table:table-cell office:value-type="float" office:value="10">
                <text:p>1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Blink Dog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Boar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rigand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Buccaneer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Bugbear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aecilia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amel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Lion</text:p>
              </table:table-cell>
              <table:table-cell office:value-type="float" office:value="5">
                <text:p>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Mountain Lion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Panther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Sabre-Toothed Tiger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iger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ave Locust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Centaur</text:p>
              </table:table-cell>
              <table:table-cell office:value-type="float" office:value="4">
                <text:p>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Chimera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Cockatrice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Giant Crab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Giant Crocodile</text:p>
              </table:table-cell>
              <table:table-cell office:value-type="float" office:value="15">
                <text:p>1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Large Crocodile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ormal Crocodile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yclops</text:p>
              </table:table-cell>
              <table:table-cell office:value-type="float" office:value="13">
                <text:p>1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Dervish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Djinni Lesser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oppelganger</text:p>
              </table:table-cell>
              <table:table-cell office:value-type="float" office:value="4">
                <text:p>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Black Dragon</text:p>
              </table:table-cell>
              <table:table-cell office:value-type="float" office:value="7">
                <text:p>7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string">
                <text:p>Blue Dragon</text:p>
              </table:table-cell>
              <table:table-cell office:value-type="float" office:value="9">
                <text:p>9</text:p>
              </table:table-cell>
              <table:table-cell office:value-type="float" office:value="29.4166666666667">
                <text:p>29.4166666666667</text:p>
              </table:table-cell>
            </table:table-row>
            <table:table-row>
              <table:table-cell office:value-type="string">
                <text:p>Gold Dragon</text:p>
              </table:table-cell>
              <table:table-cell office:value-type="float" office:value="11">
                <text:p>11</text:p>
              </table:table-cell>
              <table:table-cell office:value-type="float" office:value="35.3333333333333">
                <text:p>35.3333333333333</text:p>
              </table:table-cell>
            </table:table-row>
            <table:table-row>
              <table:table-cell office:value-type="string">
                <text:p>Green Dragon</text:p>
              </table:table-cell>
              <table:table-cell office:value-type="float" office:value="8">
                <text:p>8</text:p>
              </table:table-cell>
              <table:table-cell office:value-type="float" office:value="25.5833333333333">
                <text:p>25.5833333333333</text:p>
              </table:table-cell>
            </table:table-row>
            <table:table-row>
              <table:table-cell office:value-type="string">
                <text:p>Red Dragon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White Dragon</text:p>
              </table:table-cell>
              <table:table-cell office:value-type="float" office:value="6">
                <text:p>6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river Ant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warf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Efreeti Lesser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Lesser Elemental</text:p>
              </table:table-cell>
              <table:table-cell office:value-type="float" office:value="8">
                <text:p>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Intermediate Elemental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Greater Elemental</text:p>
              </table:table-cell>
              <table:table-cell office:value-type="float" office:value="16">
                <text:p>16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Elephant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Elf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Ferret, Giant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Giant Bass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Giant Catfish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Giant Piranha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Giant Rockfish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iant Sturgeon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Gargoyle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elatinous Cube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houl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loud Giant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Fire Giant</text:p>
              </table:table-cell>
              <table:table-cell office:value-type="float" office:value="11">
                <text:p>1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Frost Giant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Hill Giant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tone Giant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Storm Ggiant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Gnoll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nome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Goblin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Amber Golem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Bone Golem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Bronze Golem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Wood Golem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Gorgon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Grey Ooze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Griffon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Halfling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Harpy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Giant Hawk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Normal Hawk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Hellhound</text:p>
              </table:table-cell>
              <table:table-cell office:value-type="float" office:value="5">
                <text:p>5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Large Herd Animal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Medium Herd Animal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Small Herd Animal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Hippogriff</text:p>
              </table:table-cell>
              <table:table-cell office:value-type="float" office:value="3">
                <text:p>3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Hobgoblin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Riding Horse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ar Horse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ild Horse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ydra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Invisible Stalker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iller Bee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obold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Giant Leech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rystal Living Statue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ron Living Statue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ck Living Statue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raco Giant Lizard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Gecko Giant Lizard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Horned Chameleon Giant Lizard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Tuatara Giant Lizard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izard Man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Devil Swine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rebear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ereboar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rerat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eretiger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erewolf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nticore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astodon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edusa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erchant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Merman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Minotaur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ule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Mummy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Cavem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xie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Noble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Nomad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Normal Human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Ochre Jelly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Octupus, Giant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Ogre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Orc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Owl Bear</text:p>
              </table:table-cell>
              <table:table-cell office:value-type="float" office:value="5">
                <text:p>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Pegasus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irate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Pixie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Pteranodon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Pterodactyl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urple Worm</text:p>
              </table:table-cell>
              <table:table-cell office:value-type="float" office:value="15">
                <text:p>1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Giant Rat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hagodessa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hinoceros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oolly Rhinoceros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bber Fly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Giant Roc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Large Roc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mall Roc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ck Baboon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Flame Salamander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rost Salamander</text:p>
              </table:table-cell>
              <table:table-cell office:value-type="float" office:value="12">
                <text:p>1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Giant Scorpion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Sea Serpent Lesser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Shadow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Bull Shark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reat White Shark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ko Shark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Giant Shrew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keleton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Giant Rattler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it Viper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Rock Python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Sea Snake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pitting Cobra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pectre</text:p>
              </table:table-cell>
              <table:table-cell office:value-type="float" office:value="6">
                <text:p>6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Giant Black Widow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Giant Crab Spider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Giant Tarantella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Giant Squid</text:p>
              </table:table-cell>
              <table:table-cell office:value-type="float" office:value="7">
                <text:p>7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Stegosaurus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tirge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oul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Titanothere</text:p>
              </table:table-cell>
              <table:table-cell office:value-type="float" office:value="12">
                <text:p>1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Giant Toad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Trader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Treant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ceratops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Trogolodyte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Troll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Tyrannosaurus Rex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Unicorn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Vampire</text:p>
              </table:table-cell>
              <table:table-cell office:value-type="float" office:value="8">
                <text:p>8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Veteran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Warp Best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reshwater Termite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Saltwater Termite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Swamp Termit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iant Weasel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iller Whale</text:p>
              </table:table-cell>
              <table:table-cell office:value-type="float" office:value="6">
                <text:p>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Narwahl</text:p>
              </table:table-cell>
              <table:table-cell office:value-type="float" office:value="12">
                <text:p>1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Sperm Whale</text:p>
              </table:table-cell>
              <table:table-cell office:value-type="float" office:value="36">
                <text:p>3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Wight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ire Wolf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ormal Wolf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Wraith</text:p>
              </table:table-cell>
              <table:table-cell office:value-type="float" office:value="4">
                <text:p>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Wyvern</text:p>
              </table:table-cell>
              <table:table-cell office:value-type="float" office:value="7">
                <text:p>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Yellow Mould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Zombie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